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6.876cm"/>
    </style:style>
    <style:style style:name="co4" style:family="table-column">
      <style:table-column-properties fo:break-before="auto" style:column-width="12.125cm"/>
    </style:style>
    <style:style style:name="co5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49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row table:style-name="ro2">
          <table:table-cell table:style-name="ce1" office:value-type="string">
            <text:p>HEADING</text:p>
          </table:table-cell>
          <table:table-cell table:style-name="ce1" office:value-type="string">
            <text:p>SUB 1 </text:p>
          </table:table-cell>
          <table:table-cell table:style-name="ce1" office:value-type="string">
            <text:p>SUB 2</text:p>
          </table:table-cell>
          <table:table-cell table:style-name="ce1" office:value-type="string">
            <text:p>Assignee</text:p>
          </table:table-cell>
          <table:table-cell table:style-name="ce1" office:value-type="string">
            <text:p>1<text:span text:style-name="T1">st</text:span> Draft doc</text:p>
          </table:table-cell>
        </table:table-row>
        <table:table-row table:style-name="ro3">
          <table:table-cell table:style-name="ce2" office:value-type="string">
            <text:p>1. Overview</text:p>
          </table:table-cell>
          <table:table-cell table:style-name="ce2" office:value-type="string">
            <text:p>1.1 <text:s/>Audience</text:p>
          </table:table-cell>
          <table:table-cell table:style-name="ce2"/>
          <table:table-cell office:value-type="string">
            <text:p>CC</text:p>
          </table:table-cell>
          <table:table-cell office:value-type="string">
            <text:p>Y</text:p>
          </table:table-cell>
        </table:table-row>
        <table:table-row table:style-name="ro3">
          <table:table-cell table:style-name="ce2" office:value-type="string">
            <text:p>2. Installation</text:p>
          </table:table-cell>
          <table:table-cell table:style-name="ce2" office:value-type="string">
            <text:p>2.1 System requirements.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2 Apache</text:p>
          </table:table-cell>
          <table:table-cell table:style-name="ce2" office:value-type="string">
            <text:p>2.2.1 Modul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2.2 .2 Configuration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3 PHP</text:p>
          </table:table-cell>
          <table:table-cell table:style-name="ce2" office:value-type="string">
            <text:p>2.3.1 Configuration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4 Yii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5 Superfish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6 JQGrid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7 Jquery-UI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8 CRS-API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9 DB</text:p>
          </table:table-cell>
          <table:table-cell table:style-name="ce2" office:value-type="string">
            <text:p>2.9.1 Views/Stored Procedur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2.9.2 Configuration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2.9.3 Permissio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10 Build scripts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11 Building CRS-WS-API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2.12 Setting up a Dev instance.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style-name="ce2" office:value-type="string">
            <text:p>3. Application</text:p>
          </table:table-cell>
          <table:table-cell table:style-name="ce2" office:value-type="string">
            <text:p>3.1 Index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2 Login</text:p>
          </table:table-cell>
          <table:table-cell table:style-name="ce2"/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3 Home</text:p>
          </table:table-cell>
          <table:table-cell table:style-name="ce2" office:value-type="string">
            <text:p>3.3.1 Account Summary iframe.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3.2 Internal Account Switching dropdown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4 Domains</text:p>
          </table:table-cell>
          <table:table-cell table:style-name="ce2" office:value-type="string">
            <text:p>3.4.1 Register New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1.1 Domain Details (form to enter new registration information)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2 Domain View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3 Reports 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2.1 All Domai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2.2 Newly Registered Domai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2.3 Autorenewed Domai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4.2.4 Charity Domai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5 Accounts</text:p>
          </table:table-cell>
          <table:table-cell table:style-name="ce2" office:value-type="string">
            <text:p>3.5.1 Renew and Pa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2 Current Invoic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2 .1 Renewals and New Registratio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2.2 Transfers – Pay current Invoice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3 Advance Paymen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3.1 Future Renewal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3.2 Transfers – Pay in Advance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4 Manage Offline Paymen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4.1 View Batch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5.5 Top Up Deposit Accoun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6 Manage MSD</text:p>
          </table:table-cell>
          <table:table-cell table:style-name="ce2" office:value-type="string">
            <text:p>3.6.1 Mails, Suspensions &amp; Deletio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6.2 Deletions over Last Year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7 View Reports</text:p>
          </table:table-cell>
          <table:table-cell table:style-name="ce2" office:value-type="string">
            <text:p>3.7.1 Domains Transferred 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7.1.1 Transfers To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7.1.2 Transfers Awa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7.2 Statement of Account – aged Balance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8 View History</text:p>
          </table:table-cell>
          <table:table-cell table:style-name="ce2" office:value-type="string">
            <text:p>3.8.1 Invoic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1.1 Renewal Invoice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1.2 Transfer Invoice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1.3 Advance Payment Invoice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2 Paymen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2.1 Renewal Payment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2.2 Transfer Payment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2.3 Advance Payment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3 Historical Payment Search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 Credit Not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1 MSD Deletio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2 Transfers Awa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3 On Invoic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3.1 MSD Deletion Credit Not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3.2 Domains Transferred to another Registrar out of MSD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4.3.3 Domains Transferred away before Payment due date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5 Deposit TopUp History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8.6 Pending Paymen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9 Contacts</text:p>
          </table:table-cell>
          <table:table-cell table:style-name="ce2" office:value-type="string">
            <text:p>3.9.1 Find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9.2 Edit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9.3 Create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10 Tickets</text:p>
          </table:table-cell>
          <table:table-cell table:style-name="ce2" office:value-type="string">
            <text:p>3.10.1 View Ticket <text:s/>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0.2 Edit Ticket 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Default"/>
          <table:table-cell table:style-name="ce2" office:value-type="string">
            <text:p>3.10.3 Delete Ticket </text:p>
          </table:table-cell>
          <table:table-cell table:style-name="Default"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11 DNS</text:p>
          </table:table-cell>
          <table:table-cell table:style-name="ce2" office:value-type="string">
            <text:p>3.11.1 Viewing DNS Detail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/>
          <table:table-cell table:style-name="ce2" office:value-type="string">
            <text:p>3.11.2 Modify DNS View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3.12 Mailing List</text:p>
          </table:table-cell>
          <table:table-cell table:style-name="ce2"/>
          <table:table-cell office:value-type="string">
            <text:p>RS</text:p>
          </table:table-cell>
          <table:table-cell/>
        </table:table-row>
        <table:table-row table:style-name="ro3">
          <table:table-cell/>
          <table:table-cell table:style-name="ce2" office:value-type="string">
            <text:p>3.13 Resources</text:p>
          </table:table-cell>
          <table:table-cell table:style-name="ce2" office:value-type="string">
            <text:p>3.13.1 Formalisation Draft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2 Policy Consultation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3 Policy Guideline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4 IEDR Logo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5 Statistics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6 IE API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6.1 Test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6.2 Production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3.13.7 Footer</text:p>
          </table:table-cell>
          <table:table-cell office:value-type="string">
            <text:p>RS</text:p>
          </table:table-cell>
          <table:table-cell office:value-type="string">
            <text:p>Y</text:p>
          </table:table-cell>
        </table:table-row>
        <table:table-row table:style-name="ro3">
          <table:table-cell table:style-name="ce2" office:value-type="string">
            <text:p>4. Implementation</text:p>
          </table:table-cell>
          <table:table-cell table:style-name="ce2" office:value-type="string">
            <text:p>4.1 Application File System Structure</text:p>
          </table:table-cell>
          <table:table-cell table:style-name="ce2"/>
          <table:table-cell office:value-type="string">
            <text:p>JM</text:p>
          </table:table-cell>
          <table:table-cell/>
        </table:table-row>
        <table:table-row table:style-name="ro3">
          <table:table-cell/>
          <table:table-cell table:style-name="ce2" office:value-type="string">
            <text:p>4.2 Yii</text:p>
          </table:table-cell>
          <table:table-cell table:style-name="ce2" office:value-type="string">
            <text:p>4.2.1 Model View Controller</text:p>
          </table:table-cell>
          <table:table-cell office:value-type="string">
            <text:p>JM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>
            <text:p>4.2.2 Message Routing</text:p>
          </table:table-cell>
          <table:table-cell office:value-type="string">
            <text:p>JM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>
            <text:p>4.2.3 Caching</text:p>
          </table:table-cell>
          <table:table-cell office:value-type="string">
            <text:p>JM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>
            <text:p>4.2.4 Logging</text:p>
          </table:table-cell>
          <table:table-cell office:value-type="string">
            <text:p>JM</text:p>
          </table:table-cell>
          <table:table-cell/>
        </table:table-row>
        <table:table-row table:style-name="ro3">
          <table:table-cell table:style-name="ce2" office:value-type="string">
            <text:p>5. Testing</text:p>
          </table:table-cell>
          <table:table-cell table:style-name="ce2" office:value-type="string">
            <text:p>5.1 Selenium</text:p>
          </table:table-cell>
          <table:table-cell table:style-name="ce2"/>
          <table:table-cell office:value-type="string">
            <text:p>CC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5.2 DB.</text:p>
          </table:table-cell>
          <table:table-cell table:style-name="ce2" office:value-type="string">
            <text:p>5.2.1 Test Data Generation</text:p>
          </table:table-cell>
          <table:table-cell office:value-type="string">
            <text:p>CC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2"/>
          <table:table-cell table:style-name="ce2" office:value-type="string">
            <text:p>5.2.2 Restoring a backup DB for use on test.</text:p>
          </table:table-cell>
          <table:table-cell office:value-type="string">
            <text:p>CC</text:p>
          </table:table-cell>
          <table:table-cell office:value-type="string">
            <text:p>Y</text:p>
          </table:table-cell>
        </table:table-row>
        <table:table-row table:style-name="ro3">
          <table:table-cell/>
          <table:table-cell table:style-name="ce2" office:value-type="string">
            <text:p>5.3 SoapUI</text:p>
          </table:table-cell>
          <table:table-cell table:style-name="ce2"/>
          <table:table-cell office:value-type="string">
            <text:p>JM</text:p>
          </table:table-cell>
          <table:table-cell/>
        </table:table-row>
        <table:table-row table:style-name="ro3">
          <table:table-cell table:style-name="ce2" office:value-type="string">
            <text:p>6. Outstanding Issues</text:p>
          </table:table-cell>
          <table:table-cell table:number-columns-repeated="2"/>
          <table:table-cell office:value-type="string">
            <text:p>ALL</text:p>
          </table:table-cell>
          <table:table-cell/>
        </table:table-row>
        <table:table-row table:style-name="ro3">
          <table:table-cell table:style-name="ce2" office:value-type="string">
            <text:p>7. Appendix</text:p>
          </table:table-cell>
          <table:table-cell table:number-columns-repeated="2"/>
          <table:table-cell office:value-type="string">
            <text:p>ALL</text:p>
          </table:table-cell>
          <table:table-cell/>
        </table:table-row>
        <table:table-row table:style-name="ro4" table:number-rows-repeated="65443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/07/2011</text:date>, <text:time>10:3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ara Conlon</meta:initial-creator>
    <meta:creation-date>2011-06-22T09:32:02</meta:creation-date>
    <dc:date>2011-07-25T10:36:24</dc:date>
    <dc:creator>Ciara Conlon</dc:creator>
    <meta:editing-duration>PT13H13M28S</meta:editing-duration>
    <meta:editing-cycles>8</meta:editing-cycles>
    <meta:generator>OpenOffice.org/3.2$Unix OpenOffice.org_project/320m18$Build-9502</meta:generator>
    <meta:printed-by>Ciara Conlon</meta:printed-by>
    <meta:print-date>2011-06-28T11:08:16</meta:print-date>
    <meta:document-statistic meta:table-count="3" meta:cell-count="289" meta:object-count="0"/>
  </office:meta>
</office:document-meta>
</file>